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kinerja_userpengembalian]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 [detail.DetailFilterKriteria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kataloger]</text:p>
          </table:table-cell>
          <table:table-cell table:style-name="ce3" office:value-type="string" calcext:value-type="string">
            <text:p>[detail2.jumlah]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1:12:51.6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01:38:49.211000000</dc:date>
    <meta:editing-duration>PT3H6M44S</meta:editing-duration>
    <meta:editing-cycles>31</meta:editing-cycles>
    <meta:document-statistic meta:table-count="1" meta:cell-count="13" meta:object-count="0"/>
  </office:meta>
</office:document-meta>
</file>